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732d" officeooo:paragraph-rsid="001f732d"/>
    </style:style>
    <style:style style:name="P2" style:family="paragraph" style:parent-style-name="Standard">
      <style:paragraph-properties fo:text-align="start" style:justify-single-word="false"/>
      <style:text-properties fo:font-size="10pt" officeooo:rsid="001f732d" officeooo:paragraph-rsid="001f732d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color="#000000" style:font-name="DejaVu Sans Mono" fo:font-size="10pt" officeooo:rsid="001f732d" officeooo:paragraph-rsid="001f732d" fo:background-color="#fff200" style:font-name-asian="Courier New" style:font-size-asian="10pt" style:font-name-complex="Liberation Mono" style:font-size-complex="10pt"/>
    </style:style>
    <style:style style:name="P4" style:family="paragraph" style:parent-style-name="Standard">
      <style:text-properties fo:font-size="28pt" officeooo:rsid="001f732d" officeooo:paragraph-rsid="001f732d" fo:background-color="#fff200" style:font-size-asian="28pt" style:font-size-complex="28pt"/>
    </style:style>
    <style:style style:name="P5" style:family="paragraph" style:parent-style-name="Standard">
      <style:paragraph-properties fo:text-align="start" style:justify-single-word="false" fo:break-before="page"/>
      <style:text-properties fo:color="#000000" style:font-name="DejaVu Sans Mono" fo:font-size="28pt" officeooo:rsid="001f732d" officeooo:paragraph-rsid="001f732d" fo:background-color="#72bf44" style:font-name-asian="Courier New" style:font-size-asian="28pt" style:font-name-complex="Liberation Mono" style:font-size-complex="28pt"/>
    </style:style>
    <style:style style:name="P6" style:family="paragraph" style:parent-style-name="Preformatted_20_Text">
      <style:paragraph-properties fo:text-align="start" style:justify-single-word="false"/>
      <style:text-properties fo:color="#000000" style:font-name="DejaVu Sans Mono" fo:font-size="10pt" officeooo:rsid="001f732d" officeooo:paragraph-rsid="001f732d" style:font-size-asian="10pt" style:font-size-complex="10pt"/>
    </style:style>
    <style:style style:name="P7" style:family="paragraph" style:parent-style-name="Preformatted_20_Text">
      <style:paragraph-properties fo:text-align="start" style:justify-single-word="false"/>
      <style:text-properties fo:color="#000000" style:font-name="DejaVu Sans Mono" fo:font-size="10pt" officeooo:rsid="001f732d" officeooo:paragraph-rsid="001f732d" fo:background-color="#fff200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color="#000000" style:font-name="DejaVu Sans Mono" fo:font-size="10pt" officeooo:rsid="001f732d" officeooo:paragraph-rsid="001f732d" fo:background-color="transparent" style:font-name-asian="Courier New" style:font-size-asian="10pt" style:font-name-complex="Liberation Mono" style:font-size-complex="10pt"/>
    </style:style>
    <style:style style:name="P9" style:family="paragraph" style:parent-style-name="Standard">
      <style:paragraph-properties fo:text-align="start" style:justify-single-word="false"/>
      <style:text-properties fo:color="#000000" style:font-name="DejaVu Sans Mono" fo:font-size="7pt" officeooo:rsid="001f732d" officeooo:paragraph-rsid="001f732d" fo:background-color="transparent" style:font-name-asian="Courier New" style:font-size-asian="7pt" style:font-name-complex="Liberation Mono" style:font-size-complex="7pt"/>
    </style:style>
    <style:style style:name="P10" style:family="paragraph" style:parent-style-name="Standard">
      <style:paragraph-properties fo:text-align="start" style:justify-single-word="false"/>
      <style:text-properties fo:color="#000000" style:font-name="DejaVu Sans Mono" fo:font-size="7pt" officeooo:rsid="001f732d" officeooo:paragraph-rsid="00228c3a" fo:background-color="transparent" style:font-name-asian="Courier New" style:font-size-asian="7pt" style:font-name-complex="Liberation Mono" style:font-size-complex="7p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2275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mmand:</text:p>
      <text:p text:style-name="P1"/>
      <text:p text:style-name="P6">create_hdf5_dataset.py </text:p>
      <text:p text:style-name="P6"><text:tab/>--force</text:p>
      <text:p text:style-name="P6"><text:tab/>--name ismrm2015_noArtefact_test</text:p>
      <text:p text:style-name="P6"><text:tab/>--save_intermediate</text:p>
      <text:p text:style-name="P6"><text:tab/>--std_mask masks/b0_bet_mask_resampled.nii.gz</text:p>
      <text:p text:style-name="P6"><text:tab/>--independent_modalities True</text:p>
      <text:p text:style-name="P6"><text:tab/>--bundles tractoflow__interface_pft_tracking_wholebrain</text:p>
      <text:p text:style-name="P6"><text:tab/>--logging info</text:p>
      <text:p text:style-name="P6"><text:tab/>--space rasmm</text:p>
      <text:p text:style-name="P6"><text:tab/>--enforce_bundles_presence True</text:p>
      <text:p text:style-name="P6"><text:tab/>--step_size 0.5</text:p>
      <text:p text:style-name="P6"><text:tab/>[my_path]derivatives/noArtefact</text:p>
      <text:p text:style-name="P6"><text:s/><text:tab/>[my_path]derivatives/noArtefact/config_file.json</text:p>
      <text:p text:style-name="P6"><text:tab/>[my_path]derivatives//noArtefact/subjects_for_ML_training.txt</text:p>
      <text:p text:style-name="P6"><text:tab/>[my_path]derivatives//noArtefact/subjects_for_ML_validation.txt</text:p>
      <text:p text:style-name="P6"/>
      <text:p text:style-name="P6">With:</text:p>
      <text:p text:style-name="P6"/>
      <text:p text:style-name="P7">Config file:</text:p>
      <text:p text:style-name="P6"><text:s/></text:p>
      <text:p text:style-name="P2">{</text:p>
      <text:p text:style-name="P2"><text:s text:c="4"/>"input": {</text:p>
      <text:p text:style-name="P2"><text:tab/> <text:s text:c="7"/>"type": "volume",</text:p>
      <text:p text:style-name="P2"><text:tab/> <text:s text:c="6"/><text:tab/>"files": ["dwi/dwi_tractoflow.nii.gz", "anat/t1_tractoflow.nii.gz", "anat/t1_tractoflow.nii.gz", <text:line-break/> <text:s text:c="40"/>"anat/t1_tractoflow.nii.gz"]</text:p>
      <text:p text:style-name="P2"><text:tab/> <text:s text:c="4"/>}</text:p>
      <text:p text:style-name="P2">}</text:p>
      <text:p text:style-name="P2"/>
      <text:p text:style-name="P3">Training subjs:<text:span text:style-name="T1"> ismrm2015_noArtefact</text:span></text:p>
      <text:p text:style-name="P3">Validation subjs:<text:span text:style-name="T1"> fake_subj2 (a copy of the training subj)</text:span></text:p>
      <text:p text:style-name="P8"/>
      <text:p text:style-name="P5">Output:</text:p>
      <text:p text:style-name="P3"/>
      <text:p text:style-name="P9">INFO:root:***Creating hdf5 dataset</text:p>
      <text:p text:style-name="P9"/>
      <text:p text:style-name="P9">INFO:root: <text:s/>==== Starting database creation === </text:p>
      <text:p text:style-name="P9"><text:s text:c="2"/>We will be creating a HDF5 database with bundles (['tractoflow__interface_pft_tracking_wholebrain']) and groups: </text:p>
      <text:p text:style-name="P9"><text:s/>{'input': {'type': 'volume', 'files': ['dwi/dwi_tractoflow.nii.gz', 'anat/t1_tractoflow.nii.gz', 'anat/t1_tractoflow.nii.gz', 'anat/t1_tractoflow.nii.gz']}}</text:p>
      <text:p text:style-name="P9"/>
      <text:p text:style-name="P9">INFO:root: <text:s text:c="6"/>*Processing subject 1/2: ismrm2015_noArtefact</text:p>
      <text:p text:style-name="P9">INFO:root: <text:s text:c="6"/>- Loading mask</text:p>
      <text:p text:style-name="P9">INFO:root: <text:s text:c="6"/>- Processing group 'input'...</text:p>
      <text:p text:style-name="P9">INFO:root: <text:s text:c="6"/>- Processing bundles...</text:p>
      <text:p text:style-name="P9">INFO:root: <text:s text:c="9"/>- Loading</text:p>
      <text:p text:style-name="P9">INFO:root: <text:s text:c="9"/>- Resampling</text:p>
      <text:p text:style-name="P9">INFO:root: <text:s text:c="6"/>*Processing subject 2/2: fake_subj2</text:p>
      <text:p text:style-name="P9">INFO:root: <text:s text:c="6"/>- Loading mask</text:p>
      <text:p text:style-name="P9">INFO:root: <text:s text:c="6"/>- Processing group 'input'...</text:p>
      <text:p text:style-name="P9">INFO:root: <text:s text:c="6"/>- Processing bundles...</text:p>
      <text:p text:style-name="P9">INFO:root: <text:s text:c="9"/>- Loading</text:p>
      <text:p text:style-name="P9">INFO:root: <text:s text:c="9"/>- Resampling</text:p>
      <text:p text:style-name="P9"/>
      <text:p text:style-name="P10">INFO:root: Saved dataset : <text:span text:style-name="T2">[my_path]/</text:span>derivatives/noArtefact/hdf5/ismrm2015_noArtefact_test.hdf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3T11:07:56.449398503</meta:creation-date>
    <dc:date>2021-09-03T11:23:32.664309981</dc:date>
    <meta:editing-duration>PT7M26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45" meta:word-count="144" meta:character-count="1772" meta:non-whitespace-character-count="1505"/>
  </office:meta>
</office:document-meta>
</file>